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Compact" style:list-style-name="WWNum1001"/>
    <style:style style:name="P3" style:family="paragraph" style:parent-style-name="Compact" style:list-style-name="WWNum1002"/>
    <style:style style:name="P4" style:family="paragraph" style:parent-style-name="Compact" style:list-style-name="WWNum1003"/>
    <style:style style:name="P5" style:family="paragraph" style:parent-style-name="Compact" style:list-style-name="WWNum1004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dy_data_project_code_book</text:p>
      <text:p text:style-name="Author">Peter Brennan</text:p>
      <text:p text:style-name="Date">Sunday, September 20, 2015</text:p>
      <text:h text:style-name="Heading_20_1" text:outline-level="1"><text:bookmark text:name="the-code-book"/>The code book</text:h>
      <text:p text:style-name="Standard">The features used in this analysis are listed below.</text:p>
      <text:p text:style-name="Standard">In the tidy data they are suffixed by "The.mean.of." to indicate that they tey are the mean calculated by grouping of activty and subject.</text:p>
      <text:p text:style-name="Standard">The features selected for this database come from the accelerometer and gyroscope 3-axial raw signals tAcc-XYZ and tGyro-XYZ. These time domain signals (prefix 't' to denote time) were captured at a constant rate of 50 Hz. Then they were filtered using a median filter and a 3rd order low pass Butterworth filter with a corner frequency of 20 Hz to remove noise. Similarly, the acceleration signal was then separated into body and gravity acceleration signals (tBodyAcc-XYZ and tGravityAcc-XYZ) using another low pass Butterworth filter with a corner frequency of 0.3 Hz.</text:p>
      <text:p text:style-name="Standard">Subsequently, the body linear acceleration and angular velocity were derived in time to obtain Jerk signals (tBodyAccJerk-XYZ and tBodyGyroJerk-XYZ). Also the magnitude of these three-dimensional signals were calculated using the Euclidean norm (tBodyAccMag, tGravityAccMag, tBodyAccJerkMag, tBodyGyroMag, tBodyGyroJerkMag).</text:p>
      <text:p text:style-name="Standard">Finally a Fast Fourier Transform (FFT) was applied to some of these signals producing fBodyAcc-XYZ, fBodyAccJerk-XYZ, fBodyGyro-XYZ, fBodyAccJerkMag, fBodyGyroMag, fBodyGyroJerkMag. (Note the 'f' to indicate frequency domain signals).</text:p>
      <text:p text:style-name="Standard">These signals were used to estimate variables of the feature vector for each pattern, ('-XYZ' is used to denote 3-axial signals in the X, Y and Z directions.):</text:p>
      <text:list xml:id="list40559495" text:style-name="WWNum1001">
        <text:list-item>
          <text:p text:style-name="P2">tBodyAcc-XYZ</text:p>
        </text:list-item>
        <text:list-item>
          <text:p text:style-name="P2">tGravityAcc-XYZ</text:p>
        </text:list-item>
        <text:list-item>
          <text:p text:style-name="P2">tBodyAccJerk-XYZ</text:p>
        </text:list-item>
        <text:list-item>
          <text:p text:style-name="P2">tBodyGyro-XYZ</text:p>
        </text:list-item>
        <text:list-item>
          <text:p text:style-name="P2">tBodyGyroJerk-XYZ</text:p>
        </text:list-item>
        <text:list-item>
          <text:p text:style-name="P2">tBodyAccMag</text:p>
        </text:list-item>
        <text:list-item>
          <text:p text:style-name="P2">tGravityAccMag</text:p>
        </text:list-item>
        <text:list-item>
          <text:p text:style-name="P2">tBodyAccJerkMag</text:p>
        </text:list-item>
        <text:list-item>
          <text:p text:style-name="P2">tBodyGyroMag</text:p>
        </text:list-item>
        <text:list-item>
          <text:p text:style-name="P2">tBodyGyroJerkMag</text:p>
        </text:list-item>
        <text:list-item>
          <text:p text:style-name="P2">fBodyAcc-XYZ</text:p>
        </text:list-item>
        <text:list-item>
          <text:p text:style-name="P2"><text:soft-page-break/>fBodyAccJerk-XYZ</text:p>
        </text:list-item>
        <text:list-item>
          <text:p text:style-name="P2">fBodyGyro-XYZ</text:p>
        </text:list-item>
        <text:list-item>
          <text:p text:style-name="P2">fBodyAccMag</text:p>
        </text:list-item>
        <text:list-item>
          <text:p text:style-name="P2">fBodyAccJerkMag</text:p>
        </text:list-item>
        <text:list-item>
          <text:p text:style-name="P2">fBodyGyroMag</text:p>
        </text:list-item>
        <text:list-item>
          <text:p text:style-name="P2">fBodyGyroJerkMag</text:p>
        </text:list-item>
      </text:list>
      <text:h text:style-name="Heading_20_1" text:outline-level="1"><text:bookmark text:name="the-variables"/>The variables</text:h>
      <text:p text:style-name="Standard">The set of variables that were estimated from these signals are:</text:p>
      <text:list xml:id="list40570265" text:style-name="WWNum1002">
        <text:list-item>
          <text:p text:style-name="P3">mean(): Mean value</text:p>
        </text:list-item>
        <text:list-item>
          <text:p text:style-name="P3">std(): Standard deviation</text:p>
        </text:list-item>
        <text:list-item>
          <text:p text:style-name="P3">mad(): Median absolute deviation</text:p>
        </text:list-item>
        <text:list-item>
          <text:p text:style-name="P3">max(): Largest value in array</text:p>
        </text:list-item>
        <text:list-item>
          <text:p text:style-name="P3">min(): Smallest value in array</text:p>
        </text:list-item>
        <text:list-item>
          <text:p text:style-name="P3">sma(): Signal magnitude area</text:p>
        </text:list-item>
        <text:list-item>
          <text:p text:style-name="P3">energy(): Energy measure. Sum of the squares divided by the number of values.</text:p>
        </text:list-item>
        <text:list-item>
          <text:p text:style-name="P3">iqr(): Interquartile range</text:p>
        </text:list-item>
        <text:list-item>
          <text:p text:style-name="P3">entropy(): Signal entropy</text:p>
        </text:list-item>
        <text:list-item>
          <text:p text:style-name="P3">arCoeff(): Autorregresion coefficients with Burg order equal to 4</text:p>
        </text:list-item>
        <text:list-item>
          <text:p text:style-name="P3">correlation(): correlation coefficient between two signals</text:p>
        </text:list-item>
        <text:list-item>
          <text:p text:style-name="P3">maxInds(): index of the frequency component with largest magnitude</text:p>
        </text:list-item>
        <text:list-item>
          <text:p text:style-name="P3">meanFreq(): Weighted average of the frequency components to obtain a mean frequency</text:p>
        </text:list-item>
        <text:list-item>
          <text:p text:style-name="P3">skewness(): skewness of the frequency domain signal</text:p>
        </text:list-item>
        <text:list-item>
          <text:p text:style-name="P3">kurtosis(): kurtosis of the frequency domain signal</text:p>
        </text:list-item>
        <text:list-item>
          <text:p text:style-name="P3">bandsEnergy(): Energy of a frequency interval within the 64 bins of the FFT of each window.</text:p>
        </text:list-item>
        <text:list-item>
          <text:p text:style-name="P3">angle(): Angle between to vectors.</text:p>
        </text:list-item>
      </text:list>
      <text:p text:style-name="Standard">Additional vectors obtained by averaging the signals in a signal window sample. These are used on the angle() variable:</text:p>
      <text:list xml:id="list40569576" text:style-name="WWNum1003">
        <text:list-item>
          <text:p text:style-name="P4">gravityMean</text:p>
        </text:list-item>
        <text:list-item>
          <text:p text:style-name="P4">tBodyAccMean</text:p>
        </text:list-item>
        <text:list-item>
          <text:p text:style-name="P4">tBodyAccJerkMean</text:p>
        </text:list-item>
        <text:list-item>
          <text:p text:style-name="P4">tBodyGyroMean</text:p>
        </text:list-item>
        <text:list-item>
          <text:p text:style-name="P4">tBodyGyroJerkMean</text:p>
        </text:list-item>
      </text:list>
      <text:h text:style-name="Heading_20_1" text:outline-level="1"><text:bookmark text:name="complete-list-of-variables"/>Complete list of variables</text:h>
      <text:p text:style-name="Standard">The complete list of variables of each feature vector is available is listed below:</text:p>
      <text:list xml:id="list40551128" text:style-name="WWNum1004">
        <text:list-item>
          <text:p text:style-name="P5"><text:soft-page-break/>tBodyAcc-mean()-X</text:p>
        </text:list-item>
        <text:list-item>
          <text:p text:style-name="P5">tBodyAcc-mean()-Y</text:p>
        </text:list-item>
        <text:list-item>
          <text:p text:style-name="P5">tBodyAcc-mean()-Z</text:p>
        </text:list-item>
        <text:list-item>
          <text:p text:style-name="P5">tBodyAcc-std()-X</text:p>
        </text:list-item>
        <text:list-item>
          <text:p text:style-name="P5">tBodyAcc-std()-Y</text:p>
        </text:list-item>
        <text:list-item>
          <text:p text:style-name="P5">tBodyAcc-std()-Z</text:p>
        </text:list-item>
        <text:list-item>
          <text:p text:style-name="P5">tBodyAcc-mad()-X</text:p>
        </text:list-item>
        <text:list-item>
          <text:p text:style-name="P5">tBodyAcc-mad()-Y</text:p>
        </text:list-item>
        <text:list-item>
          <text:p text:style-name="P5">tBodyAcc-mad()-Z</text:p>
        </text:list-item>
        <text:list-item>
          <text:p text:style-name="P5">tBodyAcc-max()-X</text:p>
        </text:list-item>
        <text:list-item>
          <text:p text:style-name="P5">tBodyAcc-max()-Y</text:p>
        </text:list-item>
        <text:list-item>
          <text:p text:style-name="P5">tBodyAcc-max()-Z</text:p>
        </text:list-item>
        <text:list-item>
          <text:p text:style-name="P5">tBodyAcc-min()-X</text:p>
        </text:list-item>
        <text:list-item>
          <text:p text:style-name="P5">tBodyAcc-min()-Y</text:p>
        </text:list-item>
        <text:list-item>
          <text:p text:style-name="P5">tBodyAcc-min()-Z</text:p>
        </text:list-item>
        <text:list-item>
          <text:p text:style-name="P5">tBodyAcc-sma()</text:p>
        </text:list-item>
        <text:list-item>
          <text:p text:style-name="P5">tBodyAcc-energy()-X</text:p>
        </text:list-item>
        <text:list-item>
          <text:p text:style-name="P5">tBodyAcc-energy()-Y</text:p>
        </text:list-item>
        <text:list-item>
          <text:p text:style-name="P5">tBodyAcc-energy()-Z</text:p>
        </text:list-item>
        <text:list-item>
          <text:p text:style-name="P5">tBodyAcc-iqr()-X</text:p>
        </text:list-item>
        <text:list-item>
          <text:p text:style-name="P5">tBodyAcc-iqr()-Y</text:p>
        </text:list-item>
        <text:list-item>
          <text:p text:style-name="P5">tBodyAcc-iqr()-Z</text:p>
        </text:list-item>
        <text:list-item>
          <text:p text:style-name="P5">tBodyAcc-entropy()-X</text:p>
        </text:list-item>
        <text:list-item>
          <text:p text:style-name="P5">tBodyAcc-entropy()-Y</text:p>
        </text:list-item>
        <text:list-item>
          <text:p text:style-name="P5">tBodyAcc-entropy()-Z</text:p>
        </text:list-item>
        <text:list-item>
          <text:p text:style-name="P5">tBodyAcc-arCoeff()-X,1</text:p>
        </text:list-item>
        <text:list-item>
          <text:p text:style-name="P5">tBodyAcc-arCoeff()-X,2</text:p>
        </text:list-item>
        <text:list-item>
          <text:p text:style-name="P5">tBodyAcc-arCoeff()-X,3</text:p>
        </text:list-item>
        <text:list-item>
          <text:p text:style-name="P5">tBodyAcc-arCoeff()-X,4</text:p>
        </text:list-item>
        <text:list-item>
          <text:p text:style-name="P5">tBodyAcc-arCoeff()-Y,1</text:p>
        </text:list-item>
        <text:list-item>
          <text:p text:style-name="P5">tBodyAcc-arCoeff()-Y,2</text:p>
        </text:list-item>
        <text:list-item>
          <text:p text:style-name="P5">tBodyAcc-arCoeff()-Y,3</text:p>
        </text:list-item>
        <text:list-item>
          <text:p text:style-name="P5">tBodyAcc-arCoeff()-Y,4</text:p>
        </text:list-item>
        <text:list-item>
          <text:p text:style-name="P5">tBodyAcc-arCoeff()-Z,1</text:p>
        </text:list-item>
        <text:list-item>
          <text:p text:style-name="P5">tBodyAcc-arCoeff()-Z,2</text:p>
        </text:list-item>
        <text:list-item>
          <text:p text:style-name="P5">tBodyAcc-arCoeff()-Z,3</text:p>
        </text:list-item>
        <text:list-item>
          <text:p text:style-name="P5">tBodyAcc-arCoeff()-Z,4</text:p>
        </text:list-item>
        <text:list-item>
          <text:p text:style-name="P5">tBodyAcc-correlation()-X,Y</text:p>
        </text:list-item>
        <text:list-item>
          <text:p text:style-name="P5">tBodyAcc-correlation()-X,Z</text:p>
        </text:list-item>
        <text:list-item>
          <text:p text:style-name="P5">tBodyAcc-correlation()-Y,Z</text:p>
        </text:list-item>
        <text:list-item>
          <text:p text:style-name="P5">tGravityAcc-mean()-X</text:p>
        </text:list-item>
        <text:list-item>
          <text:p text:style-name="P5"><text:soft-page-break/>tGravityAcc-mean()-Y</text:p>
        </text:list-item>
        <text:list-item>
          <text:p text:style-name="P5">tGravityAcc-mean()-Z</text:p>
        </text:list-item>
        <text:list-item>
          <text:p text:style-name="P5">tGravityAcc-std()-X</text:p>
        </text:list-item>
        <text:list-item>
          <text:p text:style-name="P5">tGravityAcc-std()-Y</text:p>
        </text:list-item>
        <text:list-item>
          <text:p text:style-name="P5">tGravityAcc-std()-Z</text:p>
        </text:list-item>
        <text:list-item>
          <text:p text:style-name="P5">tGravityAcc-mad()-X</text:p>
        </text:list-item>
        <text:list-item>
          <text:p text:style-name="P5">tGravityAcc-mad()-Y</text:p>
        </text:list-item>
        <text:list-item>
          <text:p text:style-name="P5">tGravityAcc-mad()-Z</text:p>
        </text:list-item>
        <text:list-item>
          <text:p text:style-name="P5">tGravityAcc-max()-X</text:p>
        </text:list-item>
        <text:list-item>
          <text:p text:style-name="P5">tGravityAcc-max()-Y</text:p>
        </text:list-item>
        <text:list-item>
          <text:p text:style-name="P5">tGravityAcc-max()-Z</text:p>
        </text:list-item>
        <text:list-item>
          <text:p text:style-name="P5">tGravityAcc-min()-X</text:p>
        </text:list-item>
        <text:list-item>
          <text:p text:style-name="P5">tGravityAcc-min()-Y</text:p>
        </text:list-item>
        <text:list-item>
          <text:p text:style-name="P5">tGravityAcc-min()-Z</text:p>
        </text:list-item>
        <text:list-item>
          <text:p text:style-name="P5">tGravityAcc-sma()</text:p>
        </text:list-item>
        <text:list-item>
          <text:p text:style-name="P5">tGravityAcc-energy()-X</text:p>
        </text:list-item>
        <text:list-item>
          <text:p text:style-name="P5">tGravityAcc-energy()-Y</text:p>
        </text:list-item>
        <text:list-item>
          <text:p text:style-name="P5">tGravityAcc-energy()-Z</text:p>
        </text:list-item>
        <text:list-item>
          <text:p text:style-name="P5">tGravityAcc-iqr()-X</text:p>
        </text:list-item>
        <text:list-item>
          <text:p text:style-name="P5">tGravityAcc-iqr()-Y</text:p>
        </text:list-item>
        <text:list-item>
          <text:p text:style-name="P5">tGravityAcc-iqr()-Z</text:p>
        </text:list-item>
        <text:list-item>
          <text:p text:style-name="P5">tGravityAcc-entropy()-X</text:p>
        </text:list-item>
        <text:list-item>
          <text:p text:style-name="P5">tGravityAcc-entropy()-Y</text:p>
        </text:list-item>
        <text:list-item>
          <text:p text:style-name="P5">tGravityAcc-entropy()-Z</text:p>
        </text:list-item>
        <text:list-item>
          <text:p text:style-name="P5">tGravityAcc-arCoeff()-X,1</text:p>
        </text:list-item>
        <text:list-item>
          <text:p text:style-name="P5">tGravityAcc-arCoeff()-X,2</text:p>
        </text:list-item>
        <text:list-item>
          <text:p text:style-name="P5">tGravityAcc-arCoeff()-X,3</text:p>
        </text:list-item>
        <text:list-item>
          <text:p text:style-name="P5">tGravityAcc-arCoeff()-X,4</text:p>
        </text:list-item>
        <text:list-item>
          <text:p text:style-name="P5">tGravityAcc-arCoeff()-Y,1</text:p>
        </text:list-item>
        <text:list-item>
          <text:p text:style-name="P5">tGravityAcc-arCoeff()-Y,2</text:p>
        </text:list-item>
        <text:list-item>
          <text:p text:style-name="P5">tGravityAcc-arCoeff()-Y,3</text:p>
        </text:list-item>
        <text:list-item>
          <text:p text:style-name="P5">tGravityAcc-arCoeff()-Y,4</text:p>
        </text:list-item>
        <text:list-item>
          <text:p text:style-name="P5">tGravityAcc-arCoeff()-Z,1</text:p>
        </text:list-item>
        <text:list-item>
          <text:p text:style-name="P5">tGravityAcc-arCoeff()-Z,2</text:p>
        </text:list-item>
        <text:list-item>
          <text:p text:style-name="P5">tGravityAcc-arCoeff()-Z,3</text:p>
        </text:list-item>
        <text:list-item>
          <text:p text:style-name="P5">tGravityAcc-arCoeff()-Z,4</text:p>
        </text:list-item>
        <text:list-item>
          <text:p text:style-name="P5">tGravityAcc-correlation()-X,Y</text:p>
        </text:list-item>
        <text:list-item>
          <text:p text:style-name="P5">tGravityAcc-correlation()-X,Z</text:p>
        </text:list-item>
        <text:list-item>
          <text:p text:style-name="P5">tGravityAcc-correlation()-Y,Z</text:p>
        </text:list-item>
        <text:list-item>
          <text:p text:style-name="P5">tBodyAccJerk-mean()-X</text:p>
        </text:list-item>
        <text:list-item>
          <text:p text:style-name="P5">tBodyAccJerk-mean()-Y</text:p>
        </text:list-item>
        <text:list-item>
          <text:p text:style-name="P5"><text:soft-page-break/>tBodyAccJerk-mean()-Z</text:p>
        </text:list-item>
        <text:list-item>
          <text:p text:style-name="P5">tBodyAccJerk-std()-X</text:p>
        </text:list-item>
        <text:list-item>
          <text:p text:style-name="P5">tBodyAccJerk-std()-Y</text:p>
        </text:list-item>
        <text:list-item>
          <text:p text:style-name="P5">tBodyAccJerk-std()-Z</text:p>
        </text:list-item>
        <text:list-item>
          <text:p text:style-name="P5">tBodyAccJerk-mad()-X</text:p>
        </text:list-item>
        <text:list-item>
          <text:p text:style-name="P5">tBodyAccJerk-mad()-Y</text:p>
        </text:list-item>
        <text:list-item>
          <text:p text:style-name="P5">tBodyAccJerk-mad()-Z</text:p>
        </text:list-item>
        <text:list-item>
          <text:p text:style-name="P5">tBodyAccJerk-max()-X</text:p>
        </text:list-item>
        <text:list-item>
          <text:p text:style-name="P5">tBodyAccJerk-max()-Y</text:p>
        </text:list-item>
        <text:list-item>
          <text:p text:style-name="P5">tBodyAccJerk-max()-Z</text:p>
        </text:list-item>
        <text:list-item>
          <text:p text:style-name="P5">tBodyAccJerk-min()-X</text:p>
        </text:list-item>
        <text:list-item>
          <text:p text:style-name="P5">tBodyAccJerk-min()-Y</text:p>
        </text:list-item>
        <text:list-item>
          <text:p text:style-name="P5">tBodyAccJerk-min()-Z</text:p>
        </text:list-item>
        <text:list-item>
          <text:p text:style-name="P5">tBodyAccJerk-sma()</text:p>
        </text:list-item>
        <text:list-item>
          <text:p text:style-name="P5">tBodyAccJerk-energy()-X</text:p>
        </text:list-item>
        <text:list-item>
          <text:p text:style-name="P5">tBodyAccJerk-energy()-Y</text:p>
        </text:list-item>
        <text:list-item>
          <text:p text:style-name="P5">tBodyAccJerk-energy()-Z</text:p>
        </text:list-item>
        <text:list-item>
          <text:p text:style-name="P5">tBodyAccJerk-iqr()-X</text:p>
        </text:list-item>
        <text:list-item>
          <text:p text:style-name="P5">tBodyAccJerk-iqr()-Y</text:p>
        </text:list-item>
        <text:list-item>
          <text:p text:style-name="P5">tBodyAccJerk-iqr()-Z</text:p>
        </text:list-item>
        <text:list-item>
          <text:p text:style-name="P5">tBodyAccJerk-entropy()-X</text:p>
        </text:list-item>
        <text:list-item>
          <text:p text:style-name="P5">tBodyAccJerk-entropy()-Y</text:p>
        </text:list-item>
        <text:list-item>
          <text:p text:style-name="P5">tBodyAccJerk-entropy()-Z</text:p>
        </text:list-item>
        <text:list-item>
          <text:p text:style-name="P5">tBodyAccJerk-arCoeff()-X,1</text:p>
        </text:list-item>
        <text:list-item>
          <text:p text:style-name="P5">tBodyAccJerk-arCoeff()-X,2</text:p>
        </text:list-item>
        <text:list-item>
          <text:p text:style-name="P5">tBodyAccJerk-arCoeff()-X,3</text:p>
        </text:list-item>
        <text:list-item>
          <text:p text:style-name="P5">tBodyAccJerk-arCoeff()-X,4</text:p>
        </text:list-item>
        <text:list-item>
          <text:p text:style-name="P5">tBodyAccJerk-arCoeff()-Y,1</text:p>
        </text:list-item>
        <text:list-item>
          <text:p text:style-name="P5">tBodyAccJerk-arCoeff()-Y,2</text:p>
        </text:list-item>
        <text:list-item>
          <text:p text:style-name="P5">tBodyAccJerk-arCoeff()-Y,3</text:p>
        </text:list-item>
        <text:list-item>
          <text:p text:style-name="P5">tBodyAccJerk-arCoeff()-Y,4</text:p>
        </text:list-item>
        <text:list-item>
          <text:p text:style-name="P5">tBodyAccJerk-arCoeff()-Z,1</text:p>
        </text:list-item>
        <text:list-item>
          <text:p text:style-name="P5">tBodyAccJerk-arCoeff()-Z,2</text:p>
        </text:list-item>
        <text:list-item>
          <text:p text:style-name="P5">tBodyAccJerk-arCoeff()-Z,3</text:p>
        </text:list-item>
        <text:list-item>
          <text:p text:style-name="P5">tBodyAccJerk-arCoeff()-Z,4</text:p>
        </text:list-item>
        <text:list-item>
          <text:p text:style-name="P5">tBodyAccJerk-correlation()-X,Y</text:p>
        </text:list-item>
        <text:list-item>
          <text:p text:style-name="P5">tBodyAccJerk-correlation()-X,Z</text:p>
        </text:list-item>
        <text:list-item>
          <text:p text:style-name="P5">tBodyAccJerk-correlation()-Y,Z</text:p>
        </text:list-item>
        <text:list-item>
          <text:p text:style-name="P5">tBodyGyro-mean()-X</text:p>
        </text:list-item>
        <text:list-item>
          <text:p text:style-name="P5">tBodyGyro-mean()-Y</text:p>
        </text:list-item>
        <text:list-item>
          <text:p text:style-name="P5">tBodyGyro-mean()-Z</text:p>
        </text:list-item>
        <text:list-item>
          <text:p text:style-name="P5"><text:soft-page-break/>tBodyGyro-std()-X</text:p>
        </text:list-item>
        <text:list-item>
          <text:p text:style-name="P5">tBodyGyro-std()-Y</text:p>
        </text:list-item>
        <text:list-item>
          <text:p text:style-name="P5">tBodyGyro-std()-Z</text:p>
        </text:list-item>
        <text:list-item>
          <text:p text:style-name="P5">tBodyGyro-mad()-X</text:p>
        </text:list-item>
        <text:list-item>
          <text:p text:style-name="P5">tBodyGyro-mad()-Y</text:p>
        </text:list-item>
        <text:list-item>
          <text:p text:style-name="P5">tBodyGyro-mad()-Z</text:p>
        </text:list-item>
        <text:list-item>
          <text:p text:style-name="P5">tBodyGyro-max()-X</text:p>
        </text:list-item>
        <text:list-item>
          <text:p text:style-name="P5">tBodyGyro-max()-Y</text:p>
        </text:list-item>
        <text:list-item>
          <text:p text:style-name="P5">tBodyGyro-max()-Z</text:p>
        </text:list-item>
        <text:list-item>
          <text:p text:style-name="P5">tBodyGyro-min()-X</text:p>
        </text:list-item>
        <text:list-item>
          <text:p text:style-name="P5">tBodyGyro-min()-Y</text:p>
        </text:list-item>
        <text:list-item>
          <text:p text:style-name="P5">tBodyGyro-min()-Z</text:p>
        </text:list-item>
        <text:list-item>
          <text:p text:style-name="P5">tBodyGyro-sma()</text:p>
        </text:list-item>
        <text:list-item>
          <text:p text:style-name="P5">tBodyGyro-energy()-X</text:p>
        </text:list-item>
        <text:list-item>
          <text:p text:style-name="P5">tBodyGyro-energy()-Y</text:p>
        </text:list-item>
        <text:list-item>
          <text:p text:style-name="P5">tBodyGyro-energy()-Z</text:p>
        </text:list-item>
        <text:list-item>
          <text:p text:style-name="P5">tBodyGyro-iqr()-X</text:p>
        </text:list-item>
        <text:list-item>
          <text:p text:style-name="P5">tBodyGyro-iqr()-Y</text:p>
        </text:list-item>
        <text:list-item>
          <text:p text:style-name="P5">tBodyGyro-iqr()-Z</text:p>
        </text:list-item>
        <text:list-item>
          <text:p text:style-name="P5">tBodyGyro-entropy()-X</text:p>
        </text:list-item>
        <text:list-item>
          <text:p text:style-name="P5">tBodyGyro-entropy()-Y</text:p>
        </text:list-item>
        <text:list-item>
          <text:p text:style-name="P5">tBodyGyro-entropy()-Z</text:p>
        </text:list-item>
        <text:list-item>
          <text:p text:style-name="P5">tBodyGyro-arCoeff()-X,1</text:p>
        </text:list-item>
        <text:list-item>
          <text:p text:style-name="P5">tBodyGyro-arCoeff()-X,2</text:p>
        </text:list-item>
        <text:list-item>
          <text:p text:style-name="P5">tBodyGyro-arCoeff()-X,3</text:p>
        </text:list-item>
        <text:list-item>
          <text:p text:style-name="P5">tBodyGyro-arCoeff()-X,4</text:p>
        </text:list-item>
        <text:list-item>
          <text:p text:style-name="P5">tBodyGyro-arCoeff()-Y,1</text:p>
        </text:list-item>
        <text:list-item>
          <text:p text:style-name="P5">tBodyGyro-arCoeff()-Y,2</text:p>
        </text:list-item>
        <text:list-item>
          <text:p text:style-name="P5">tBodyGyro-arCoeff()-Y,3</text:p>
        </text:list-item>
        <text:list-item>
          <text:p text:style-name="P5">tBodyGyro-arCoeff()-Y,4</text:p>
        </text:list-item>
        <text:list-item>
          <text:p text:style-name="P5">tBodyGyro-arCoeff()-Z,1</text:p>
        </text:list-item>
        <text:list-item>
          <text:p text:style-name="P5">tBodyGyro-arCoeff()-Z,2</text:p>
        </text:list-item>
        <text:list-item>
          <text:p text:style-name="P5">tBodyGyro-arCoeff()-Z,3</text:p>
        </text:list-item>
        <text:list-item>
          <text:p text:style-name="P5">tBodyGyro-arCoeff()-Z,4</text:p>
        </text:list-item>
        <text:list-item>
          <text:p text:style-name="P5">tBodyGyro-correlation()-X,Y</text:p>
        </text:list-item>
        <text:list-item>
          <text:p text:style-name="P5">tBodyGyro-correlation()-X,Z</text:p>
        </text:list-item>
        <text:list-item>
          <text:p text:style-name="P5">tBodyGyro-correlation()-Y,Z</text:p>
        </text:list-item>
        <text:list-item>
          <text:p text:style-name="P5">tBodyGyroJerk-mean()-X</text:p>
        </text:list-item>
        <text:list-item>
          <text:p text:style-name="P5">tBodyGyroJerk-mean()-Y</text:p>
        </text:list-item>
        <text:list-item>
          <text:p text:style-name="P5">tBodyGyroJerk-mean()-Z</text:p>
        </text:list-item>
        <text:list-item>
          <text:p text:style-name="P5">tBodyGyroJerk-std()-X</text:p>
        </text:list-item>
        <text:list-item>
          <text:p text:style-name="P5"><text:soft-page-break/>tBodyGyroJerk-std()-Y</text:p>
        </text:list-item>
        <text:list-item>
          <text:p text:style-name="P5">tBodyGyroJerk-std()-Z</text:p>
        </text:list-item>
        <text:list-item>
          <text:p text:style-name="P5">tBodyGyroJerk-mad()-X</text:p>
        </text:list-item>
        <text:list-item>
          <text:p text:style-name="P5">tBodyGyroJerk-mad()-Y</text:p>
        </text:list-item>
        <text:list-item>
          <text:p text:style-name="P5">tBodyGyroJerk-mad()-Z</text:p>
        </text:list-item>
        <text:list-item>
          <text:p text:style-name="P5">tBodyGyroJerk-max()-X</text:p>
        </text:list-item>
        <text:list-item>
          <text:p text:style-name="P5">tBodyGyroJerk-max()-Y</text:p>
        </text:list-item>
        <text:list-item>
          <text:p text:style-name="P5">tBodyGyroJerk-max()-Z</text:p>
        </text:list-item>
        <text:list-item>
          <text:p text:style-name="P5">tBodyGyroJerk-min()-X</text:p>
        </text:list-item>
        <text:list-item>
          <text:p text:style-name="P5">tBodyGyroJerk-min()-Y</text:p>
        </text:list-item>
        <text:list-item>
          <text:p text:style-name="P5">tBodyGyroJerk-min()-Z</text:p>
        </text:list-item>
        <text:list-item>
          <text:p text:style-name="P5">tBodyGyroJerk-sma()</text:p>
        </text:list-item>
        <text:list-item>
          <text:p text:style-name="P5">tBodyGyroJerk-energy()-X</text:p>
        </text:list-item>
        <text:list-item>
          <text:p text:style-name="P5">tBodyGyroJerk-energy()-Y</text:p>
        </text:list-item>
        <text:list-item>
          <text:p text:style-name="P5">tBodyGyroJerk-energy()-Z</text:p>
        </text:list-item>
        <text:list-item>
          <text:p text:style-name="P5">tBodyGyroJerk-iqr()-X</text:p>
        </text:list-item>
        <text:list-item>
          <text:p text:style-name="P5">tBodyGyroJerk-iqr()-Y</text:p>
        </text:list-item>
        <text:list-item>
          <text:p text:style-name="P5">tBodyGyroJerk-iqr()-Z</text:p>
        </text:list-item>
        <text:list-item>
          <text:p text:style-name="P5">tBodyGyroJerk-entropy()-X</text:p>
        </text:list-item>
        <text:list-item>
          <text:p text:style-name="P5">tBodyGyroJerk-entropy()-Y</text:p>
        </text:list-item>
        <text:list-item>
          <text:p text:style-name="P5">tBodyGyroJerk-entropy()-Z</text:p>
        </text:list-item>
        <text:list-item>
          <text:p text:style-name="P5">tBodyGyroJerk-arCoeff()-X,1</text:p>
        </text:list-item>
        <text:list-item>
          <text:p text:style-name="P5">tBodyGyroJerk-arCoeff()-X,2</text:p>
        </text:list-item>
        <text:list-item>
          <text:p text:style-name="P5">tBodyGyroJerk-arCoeff()-X,3</text:p>
        </text:list-item>
        <text:list-item>
          <text:p text:style-name="P5">tBodyGyroJerk-arCoeff()-X,4</text:p>
        </text:list-item>
        <text:list-item>
          <text:p text:style-name="P5">tBodyGyroJerk-arCoeff()-Y,1</text:p>
        </text:list-item>
        <text:list-item>
          <text:p text:style-name="P5">tBodyGyroJerk-arCoeff()-Y,2</text:p>
        </text:list-item>
        <text:list-item>
          <text:p text:style-name="P5">tBodyGyroJerk-arCoeff()-Y,3</text:p>
        </text:list-item>
        <text:list-item>
          <text:p text:style-name="P5">tBodyGyroJerk-arCoeff()-Y,4</text:p>
        </text:list-item>
        <text:list-item>
          <text:p text:style-name="P5">tBodyGyroJerk-arCoeff()-Z,1</text:p>
        </text:list-item>
        <text:list-item>
          <text:p text:style-name="P5">tBodyGyroJerk-arCoeff()-Z,2</text:p>
        </text:list-item>
        <text:list-item>
          <text:p text:style-name="P5">tBodyGyroJerk-arCoeff()-Z,3</text:p>
        </text:list-item>
        <text:list-item>
          <text:p text:style-name="P5">tBodyGyroJerk-arCoeff()-Z,4</text:p>
        </text:list-item>
        <text:list-item>
          <text:p text:style-name="P5">tBodyGyroJerk-correlation()-X,Y</text:p>
        </text:list-item>
        <text:list-item>
          <text:p text:style-name="P5">tBodyGyroJerk-correlation()-X,Z</text:p>
        </text:list-item>
        <text:list-item>
          <text:p text:style-name="P5">tBodyGyroJerk-correlation()-Y,Z</text:p>
        </text:list-item>
        <text:list-item>
          <text:p text:style-name="P5">tBodyAccMag-mean()</text:p>
        </text:list-item>
        <text:list-item>
          <text:p text:style-name="P5">tBodyAccMag-std()</text:p>
        </text:list-item>
        <text:list-item>
          <text:p text:style-name="P5">tBodyAccMag-mad()</text:p>
        </text:list-item>
        <text:list-item>
          <text:p text:style-name="P5">tBodyAccMag-max()</text:p>
        </text:list-item>
        <text:list-item>
          <text:p text:style-name="P5">tBodyAccMag-min()</text:p>
        </text:list-item>
        <text:list-item>
          <text:p text:style-name="P5"><text:soft-page-break/>tBodyAccMag-sma()</text:p>
        </text:list-item>
        <text:list-item>
          <text:p text:style-name="P5">tBodyAccMag-energy()</text:p>
        </text:list-item>
        <text:list-item>
          <text:p text:style-name="P5">tBodyAccMag-iqr()</text:p>
        </text:list-item>
        <text:list-item>
          <text:p text:style-name="P5">tBodyAccMag-entropy()</text:p>
        </text:list-item>
        <text:list-item>
          <text:p text:style-name="P5">tBodyAccMag-arCoeff()1</text:p>
        </text:list-item>
        <text:list-item>
          <text:p text:style-name="P5">tBodyAccMag-arCoeff()2</text:p>
        </text:list-item>
        <text:list-item>
          <text:p text:style-name="P5">tBodyAccMag-arCoeff()3</text:p>
        </text:list-item>
        <text:list-item>
          <text:p text:style-name="P5">tBodyAccMag-arCoeff()4</text:p>
        </text:list-item>
        <text:list-item>
          <text:p text:style-name="P5">tGravityAccMag-mean()</text:p>
        </text:list-item>
        <text:list-item>
          <text:p text:style-name="P5">tGravityAccMag-std()</text:p>
        </text:list-item>
        <text:list-item>
          <text:p text:style-name="P5">tGravityAccMag-mad()</text:p>
        </text:list-item>
        <text:list-item>
          <text:p text:style-name="P5">tGravityAccMag-max()</text:p>
        </text:list-item>
        <text:list-item>
          <text:p text:style-name="P5">tGravityAccMag-min()</text:p>
        </text:list-item>
        <text:list-item>
          <text:p text:style-name="P5">tGravityAccMag-sma()</text:p>
        </text:list-item>
        <text:list-item>
          <text:p text:style-name="P5">tGravityAccMag-energy()</text:p>
        </text:list-item>
        <text:list-item>
          <text:p text:style-name="P5">tGravityAccMag-iqr()</text:p>
        </text:list-item>
        <text:list-item>
          <text:p text:style-name="P5">tGravityAccMag-entropy()</text:p>
        </text:list-item>
        <text:list-item>
          <text:p text:style-name="P5">tGravityAccMag-arCoeff()1</text:p>
        </text:list-item>
        <text:list-item>
          <text:p text:style-name="P5">tGravityAccMag-arCoeff()2</text:p>
        </text:list-item>
        <text:list-item>
          <text:p text:style-name="P5">tGravityAccMag-arCoeff()3</text:p>
        </text:list-item>
        <text:list-item>
          <text:p text:style-name="P5">tGravityAccMag-arCoeff()4</text:p>
        </text:list-item>
        <text:list-item>
          <text:p text:style-name="P5">tBodyAccJerkMag-mean()</text:p>
        </text:list-item>
        <text:list-item>
          <text:p text:style-name="P5">tBodyAccJerkMag-std()</text:p>
        </text:list-item>
        <text:list-item>
          <text:p text:style-name="P5">tBodyAccJerkMag-mad()</text:p>
        </text:list-item>
        <text:list-item>
          <text:p text:style-name="P5">tBodyAccJerkMag-max()</text:p>
        </text:list-item>
        <text:list-item>
          <text:p text:style-name="P5">tBodyAccJerkMag-min()</text:p>
        </text:list-item>
        <text:list-item>
          <text:p text:style-name="P5">tBodyAccJerkMag-sma()</text:p>
        </text:list-item>
        <text:list-item>
          <text:p text:style-name="P5">tBodyAccJerkMag-energy()</text:p>
        </text:list-item>
        <text:list-item>
          <text:p text:style-name="P5">tBodyAccJerkMag-iqr()</text:p>
        </text:list-item>
        <text:list-item>
          <text:p text:style-name="P5">tBodyAccJerkMag-entropy()</text:p>
        </text:list-item>
        <text:list-item>
          <text:p text:style-name="P5">tBodyAccJerkMag-arCoeff()1</text:p>
        </text:list-item>
        <text:list-item>
          <text:p text:style-name="P5">tBodyAccJerkMag-arCoeff()2</text:p>
        </text:list-item>
        <text:list-item>
          <text:p text:style-name="P5">tBodyAccJerkMag-arCoeff()3</text:p>
        </text:list-item>
        <text:list-item>
          <text:p text:style-name="P5">tBodyAccJerkMag-arCoeff()4</text:p>
        </text:list-item>
        <text:list-item>
          <text:p text:style-name="P5">tBodyGyroMag-mean()</text:p>
        </text:list-item>
        <text:list-item>
          <text:p text:style-name="P5">tBodyGyroMag-std()</text:p>
        </text:list-item>
        <text:list-item>
          <text:p text:style-name="P5">tBodyGyroMag-mad()</text:p>
        </text:list-item>
        <text:list-item>
          <text:p text:style-name="P5">tBodyGyroMag-max()</text:p>
        </text:list-item>
        <text:list-item>
          <text:p text:style-name="P5">tBodyGyroMag-min()</text:p>
        </text:list-item>
        <text:list-item>
          <text:p text:style-name="P5">tBodyGyroMag-sma()</text:p>
        </text:list-item>
        <text:list-item>
          <text:p text:style-name="P5">tBodyGyroMag-energy()</text:p>
        </text:list-item>
        <text:list-item>
          <text:p text:style-name="P5"><text:soft-page-break/>tBodyGyroMag-iqr()</text:p>
        </text:list-item>
        <text:list-item>
          <text:p text:style-name="P5">tBodyGyroMag-entropy()</text:p>
        </text:list-item>
        <text:list-item>
          <text:p text:style-name="P5">tBodyGyroMag-arCoeff()1</text:p>
        </text:list-item>
        <text:list-item>
          <text:p text:style-name="P5">tBodyGyroMag-arCoeff()2</text:p>
        </text:list-item>
        <text:list-item>
          <text:p text:style-name="P5">tBodyGyroMag-arCoeff()3</text:p>
        </text:list-item>
        <text:list-item>
          <text:p text:style-name="P5">tBodyGyroMag-arCoeff()4</text:p>
        </text:list-item>
        <text:list-item>
          <text:p text:style-name="P5">tBodyGyroJerkMag-mean()</text:p>
        </text:list-item>
        <text:list-item>
          <text:p text:style-name="P5">tBodyGyroJerkMag-std()</text:p>
        </text:list-item>
        <text:list-item>
          <text:p text:style-name="P5">tBodyGyroJerkMag-mad()</text:p>
        </text:list-item>
        <text:list-item>
          <text:p text:style-name="P5">tBodyGyroJerkMag-max()</text:p>
        </text:list-item>
        <text:list-item>
          <text:p text:style-name="P5">tBodyGyroJerkMag-min()</text:p>
        </text:list-item>
        <text:list-item>
          <text:p text:style-name="P5">tBodyGyroJerkMag-sma()</text:p>
        </text:list-item>
        <text:list-item>
          <text:p text:style-name="P5">tBodyGyroJerkMag-energy()</text:p>
        </text:list-item>
        <text:list-item>
          <text:p text:style-name="P5">tBodyGyroJerkMag-iqr()</text:p>
        </text:list-item>
        <text:list-item>
          <text:p text:style-name="P5">tBodyGyroJerkMag-entropy()</text:p>
        </text:list-item>
        <text:list-item>
          <text:p text:style-name="P5">tBodyGyroJerkMag-arCoeff()1</text:p>
        </text:list-item>
        <text:list-item>
          <text:p text:style-name="P5">tBodyGyroJerkMag-arCoeff()2</text:p>
        </text:list-item>
        <text:list-item>
          <text:p text:style-name="P5">tBodyGyroJerkMag-arCoeff()3</text:p>
        </text:list-item>
        <text:list-item>
          <text:p text:style-name="P5">tBodyGyroJerkMag-arCoeff()4</text:p>
        </text:list-item>
        <text:list-item>
          <text:p text:style-name="P5">fBodyAcc-mean()-X</text:p>
        </text:list-item>
        <text:list-item>
          <text:p text:style-name="P5">fBodyAcc-mean()-Y</text:p>
        </text:list-item>
        <text:list-item>
          <text:p text:style-name="P5">fBodyAcc-mean()-Z</text:p>
        </text:list-item>
        <text:list-item>
          <text:p text:style-name="P5">fBodyAcc-std()-X</text:p>
        </text:list-item>
        <text:list-item>
          <text:p text:style-name="P5">fBodyAcc-std()-Y</text:p>
        </text:list-item>
        <text:list-item>
          <text:p text:style-name="P5">fBodyAcc-std()-Z</text:p>
        </text:list-item>
        <text:list-item>
          <text:p text:style-name="P5">fBodyAcc-mad()-X</text:p>
        </text:list-item>
        <text:list-item>
          <text:p text:style-name="P5">fBodyAcc-mad()-Y</text:p>
        </text:list-item>
        <text:list-item>
          <text:p text:style-name="P5">fBodyAcc-mad()-Z</text:p>
        </text:list-item>
        <text:list-item>
          <text:p text:style-name="P5">fBodyAcc-max()-X</text:p>
        </text:list-item>
        <text:list-item>
          <text:p text:style-name="P5">fBodyAcc-max()-Y</text:p>
        </text:list-item>
        <text:list-item>
          <text:p text:style-name="P5">fBodyAcc-max()-Z</text:p>
        </text:list-item>
        <text:list-item>
          <text:p text:style-name="P5">fBodyAcc-min()-X</text:p>
        </text:list-item>
        <text:list-item>
          <text:p text:style-name="P5">fBodyAcc-min()-Y</text:p>
        </text:list-item>
        <text:list-item>
          <text:p text:style-name="P5">fBodyAcc-min()-Z</text:p>
        </text:list-item>
        <text:list-item>
          <text:p text:style-name="P5">fBodyAcc-sma()</text:p>
        </text:list-item>
        <text:list-item>
          <text:p text:style-name="P5">fBodyAcc-energy()-X</text:p>
        </text:list-item>
        <text:list-item>
          <text:p text:style-name="P5">fBodyAcc-energy()-Y</text:p>
        </text:list-item>
        <text:list-item>
          <text:p text:style-name="P5">fBodyAcc-energy()-Z</text:p>
        </text:list-item>
        <text:list-item>
          <text:p text:style-name="P5">fBodyAcc-iqr()-X</text:p>
        </text:list-item>
        <text:list-item>
          <text:p text:style-name="P5">fBodyAcc-iqr()-Y</text:p>
        </text:list-item>
        <text:list-item>
          <text:p text:style-name="P5">fBodyAcc-iqr()-Z</text:p>
        </text:list-item>
        <text:list-item>
          <text:p text:style-name="P5"><text:soft-page-break/>fBodyAcc-entropy()-X</text:p>
        </text:list-item>
        <text:list-item>
          <text:p text:style-name="P5">fBodyAcc-entropy()-Y</text:p>
        </text:list-item>
        <text:list-item>
          <text:p text:style-name="P5">fBodyAcc-entropy()-Z</text:p>
        </text:list-item>
        <text:list-item>
          <text:p text:style-name="P5">fBodyAcc-maxInds-X</text:p>
        </text:list-item>
        <text:list-item>
          <text:p text:style-name="P5">fBodyAcc-maxInds-Y</text:p>
        </text:list-item>
        <text:list-item>
          <text:p text:style-name="P5">fBodyAcc-maxInds-Z</text:p>
        </text:list-item>
        <text:list-item>
          <text:p text:style-name="P5">fBodyAcc-meanFreq()-X</text:p>
        </text:list-item>
        <text:list-item>
          <text:p text:style-name="P5">fBodyAcc-meanFreq()-Y</text:p>
        </text:list-item>
        <text:list-item>
          <text:p text:style-name="P5">fBodyAcc-meanFreq()-Z</text:p>
        </text:list-item>
        <text:list-item>
          <text:p text:style-name="P5">fBodyAcc-skewness()-X</text:p>
        </text:list-item>
        <text:list-item>
          <text:p text:style-name="P5">fBodyAcc-kurtosis()-X</text:p>
        </text:list-item>
        <text:list-item>
          <text:p text:style-name="P5">fBodyAcc-skewness()-Y</text:p>
        </text:list-item>
        <text:list-item>
          <text:p text:style-name="P5">fBodyAcc-kurtosis()-Y</text:p>
        </text:list-item>
        <text:list-item>
          <text:p text:style-name="P5">fBodyAcc-skewness()-Z</text:p>
        </text:list-item>
        <text:list-item>
          <text:p text:style-name="P5">fBodyAcc-kurtosis()-Z</text:p>
        </text:list-item>
        <text:list-item>
          <text:p text:style-name="P5">fBodyAcc-bandsEnergy()-1,8</text:p>
        </text:list-item>
        <text:list-item>
          <text:p text:style-name="P5">fBodyAcc-bandsEnergy()-9,16</text:p>
        </text:list-item>
        <text:list-item>
          <text:p text:style-name="P5">fBodyAcc-bandsEnergy()-17,24</text:p>
        </text:list-item>
        <text:list-item>
          <text:p text:style-name="P5">fBodyAcc-bandsEnergy()-25,32</text:p>
        </text:list-item>
        <text:list-item>
          <text:p text:style-name="P5">fBodyAcc-bandsEnergy()-33,40</text:p>
        </text:list-item>
        <text:list-item>
          <text:p text:style-name="P5">fBodyAcc-bandsEnergy()-41,48</text:p>
        </text:list-item>
        <text:list-item>
          <text:p text:style-name="P5">fBodyAcc-bandsEnergy()-49,56</text:p>
        </text:list-item>
        <text:list-item>
          <text:p text:style-name="P5">fBodyAcc-bandsEnergy()-57,64</text:p>
        </text:list-item>
        <text:list-item>
          <text:p text:style-name="P5">fBodyAcc-bandsEnergy()-1,16</text:p>
        </text:list-item>
        <text:list-item>
          <text:p text:style-name="P5">fBodyAcc-bandsEnergy()-17,32</text:p>
        </text:list-item>
        <text:list-item>
          <text:p text:style-name="P5">fBodyAcc-bandsEnergy()-33,48</text:p>
        </text:list-item>
        <text:list-item>
          <text:p text:style-name="P5">fBodyAcc-bandsEnergy()-49,64</text:p>
        </text:list-item>
        <text:list-item>
          <text:p text:style-name="P5">fBodyAcc-bandsEnergy()-1,24</text:p>
        </text:list-item>
        <text:list-item>
          <text:p text:style-name="P5">fBodyAcc-bandsEnergy()-25,48</text:p>
        </text:list-item>
        <text:list-item>
          <text:p text:style-name="P5">fBodyAcc-bandsEnergy()-1,8</text:p>
        </text:list-item>
        <text:list-item>
          <text:p text:style-name="P5">fBodyAcc-bandsEnergy()-9,16</text:p>
        </text:list-item>
        <text:list-item>
          <text:p text:style-name="P5">fBodyAcc-bandsEnergy()-17,24</text:p>
        </text:list-item>
        <text:list-item>
          <text:p text:style-name="P5">fBodyAcc-bandsEnergy()-25,32</text:p>
        </text:list-item>
        <text:list-item>
          <text:p text:style-name="P5">fBodyAcc-bandsEnergy()-33,40</text:p>
        </text:list-item>
        <text:list-item>
          <text:p text:style-name="P5">fBodyAcc-bandsEnergy()-41,48</text:p>
        </text:list-item>
        <text:list-item>
          <text:p text:style-name="P5">fBodyAcc-bandsEnergy()-49,56</text:p>
        </text:list-item>
        <text:list-item>
          <text:p text:style-name="P5">fBodyAcc-bandsEnergy()-57,64</text:p>
        </text:list-item>
        <text:list-item>
          <text:p text:style-name="P5">fBodyAcc-bandsEnergy()-1,16</text:p>
        </text:list-item>
        <text:list-item>
          <text:p text:style-name="P5">fBodyAcc-bandsEnergy()-17,32</text:p>
        </text:list-item>
        <text:list-item>
          <text:p text:style-name="P5">fBodyAcc-bandsEnergy()-33,48</text:p>
        </text:list-item>
        <text:list-item>
          <text:p text:style-name="P5">fBodyAcc-bandsEnergy()-49,64</text:p>
        </text:list-item>
        <text:list-item>
          <text:p text:style-name="P5"><text:soft-page-break/>fBodyAcc-bandsEnergy()-1,24</text:p>
        </text:list-item>
        <text:list-item>
          <text:p text:style-name="P5">fBodyAcc-bandsEnergy()-25,48</text:p>
        </text:list-item>
        <text:list-item>
          <text:p text:style-name="P5">fBodyAcc-bandsEnergy()-1,8</text:p>
        </text:list-item>
        <text:list-item>
          <text:p text:style-name="P5">fBodyAcc-bandsEnergy()-9,16</text:p>
        </text:list-item>
        <text:list-item>
          <text:p text:style-name="P5">fBodyAcc-bandsEnergy()-17,24</text:p>
        </text:list-item>
        <text:list-item>
          <text:p text:style-name="P5">fBodyAcc-bandsEnergy()-25,32</text:p>
        </text:list-item>
        <text:list-item>
          <text:p text:style-name="P5">fBodyAcc-bandsEnergy()-33,40</text:p>
        </text:list-item>
        <text:list-item>
          <text:p text:style-name="P5">fBodyAcc-bandsEnergy()-41,48</text:p>
        </text:list-item>
        <text:list-item>
          <text:p text:style-name="P5">fBodyAcc-bandsEnergy()-49,56</text:p>
        </text:list-item>
        <text:list-item>
          <text:p text:style-name="P5">fBodyAcc-bandsEnergy()-57,64</text:p>
        </text:list-item>
        <text:list-item>
          <text:p text:style-name="P5">fBodyAcc-bandsEnergy()-1,16</text:p>
        </text:list-item>
        <text:list-item>
          <text:p text:style-name="P5">fBodyAcc-bandsEnergy()-17,32</text:p>
        </text:list-item>
        <text:list-item>
          <text:p text:style-name="P5">fBodyAcc-bandsEnergy()-33,48</text:p>
        </text:list-item>
        <text:list-item>
          <text:p text:style-name="P5">fBodyAcc-bandsEnergy()-49,64</text:p>
        </text:list-item>
        <text:list-item>
          <text:p text:style-name="P5">fBodyAcc-bandsEnergy()-1,24</text:p>
        </text:list-item>
        <text:list-item>
          <text:p text:style-name="P5">fBodyAcc-bandsEnergy()-25,48</text:p>
        </text:list-item>
        <text:list-item>
          <text:p text:style-name="P5">fBodyAccJerk-mean()-X</text:p>
        </text:list-item>
        <text:list-item>
          <text:p text:style-name="P5">fBodyAccJerk-mean()-Y</text:p>
        </text:list-item>
        <text:list-item>
          <text:p text:style-name="P5">fBodyAccJerk-mean()-Z</text:p>
        </text:list-item>
        <text:list-item>
          <text:p text:style-name="P5">fBodyAccJerk-std()-X</text:p>
        </text:list-item>
        <text:list-item>
          <text:p text:style-name="P5">fBodyAccJerk-std()-Y</text:p>
        </text:list-item>
        <text:list-item>
          <text:p text:style-name="P5">fBodyAccJerk-std()-Z</text:p>
        </text:list-item>
        <text:list-item>
          <text:p text:style-name="P5">fBodyAccJerk-mad()-X</text:p>
        </text:list-item>
        <text:list-item>
          <text:p text:style-name="P5">fBodyAccJerk-mad()-Y</text:p>
        </text:list-item>
        <text:list-item>
          <text:p text:style-name="P5">fBodyAccJerk-mad()-Z</text:p>
        </text:list-item>
        <text:list-item>
          <text:p text:style-name="P5">fBodyAccJerk-max()-X</text:p>
        </text:list-item>
        <text:list-item>
          <text:p text:style-name="P5">fBodyAccJerk-max()-Y</text:p>
        </text:list-item>
        <text:list-item>
          <text:p text:style-name="P5">fBodyAccJerk-max()-Z</text:p>
        </text:list-item>
        <text:list-item>
          <text:p text:style-name="P5">fBodyAccJerk-min()-X</text:p>
        </text:list-item>
        <text:list-item>
          <text:p text:style-name="P5">fBodyAccJerk-min()-Y</text:p>
        </text:list-item>
        <text:list-item>
          <text:p text:style-name="P5">fBodyAccJerk-min()-Z</text:p>
        </text:list-item>
        <text:list-item>
          <text:p text:style-name="P5">fBodyAccJerk-sma()</text:p>
        </text:list-item>
        <text:list-item>
          <text:p text:style-name="P5">fBodyAccJerk-energy()-X</text:p>
        </text:list-item>
        <text:list-item>
          <text:p text:style-name="P5">fBodyAccJerk-energy()-Y</text:p>
        </text:list-item>
        <text:list-item>
          <text:p text:style-name="P5">fBodyAccJerk-energy()-Z</text:p>
        </text:list-item>
        <text:list-item>
          <text:p text:style-name="P5">fBodyAccJerk-iqr()-X</text:p>
        </text:list-item>
        <text:list-item>
          <text:p text:style-name="P5">fBodyAccJerk-iqr()-Y</text:p>
        </text:list-item>
        <text:list-item>
          <text:p text:style-name="P5">fBodyAccJerk-iqr()-Z</text:p>
        </text:list-item>
        <text:list-item>
          <text:p text:style-name="P5">fBodyAccJerk-entropy()-X</text:p>
        </text:list-item>
        <text:list-item>
          <text:p text:style-name="P5">fBodyAccJerk-entropy()-Y</text:p>
        </text:list-item>
        <text:list-item>
          <text:p text:style-name="P5">fBodyAccJerk-entropy()-Z</text:p>
        </text:list-item>
        <text:list-item>
          <text:p text:style-name="P5"><text:soft-page-break/>fBodyAccJerk-maxInds-X</text:p>
        </text:list-item>
        <text:list-item>
          <text:p text:style-name="P5">fBodyAccJerk-maxInds-Y</text:p>
        </text:list-item>
        <text:list-item>
          <text:p text:style-name="P5">fBodyAccJerk-maxInds-Z</text:p>
        </text:list-item>
        <text:list-item>
          <text:p text:style-name="P5">fBodyAccJerk-meanFreq()-X</text:p>
        </text:list-item>
        <text:list-item>
          <text:p text:style-name="P5">fBodyAccJerk-meanFreq()-Y</text:p>
        </text:list-item>
        <text:list-item>
          <text:p text:style-name="P5">fBodyAccJerk-meanFreq()-Z</text:p>
        </text:list-item>
        <text:list-item>
          <text:p text:style-name="P5">fBodyAccJerk-skewness()-X</text:p>
        </text:list-item>
        <text:list-item>
          <text:p text:style-name="P5">fBodyAccJerk-kurtosis()-X</text:p>
        </text:list-item>
        <text:list-item>
          <text:p text:style-name="P5">fBodyAccJerk-skewness()-Y</text:p>
        </text:list-item>
        <text:list-item>
          <text:p text:style-name="P5">fBodyAccJerk-kurtosis()-Y</text:p>
        </text:list-item>
        <text:list-item>
          <text:p text:style-name="P5">fBodyAccJerk-skewness()-Z</text:p>
        </text:list-item>
        <text:list-item>
          <text:p text:style-name="P5">fBodyAccJerk-kurtosis()-Z</text:p>
        </text:list-item>
        <text:list-item>
          <text:p text:style-name="P5">fBodyAccJerk-bandsEnergy()-1,8</text:p>
        </text:list-item>
        <text:list-item>
          <text:p text:style-name="P5">fBodyAccJerk-bandsEnergy()-9,16</text:p>
        </text:list-item>
        <text:list-item>
          <text:p text:style-name="P5">fBodyAccJerk-bandsEnergy()-17,24</text:p>
        </text:list-item>
        <text:list-item>
          <text:p text:style-name="P5">fBodyAccJerk-bandsEnergy()-25,32</text:p>
        </text:list-item>
        <text:list-item>
          <text:p text:style-name="P5">fBodyAccJerk-bandsEnergy()-33,40</text:p>
        </text:list-item>
        <text:list-item>
          <text:p text:style-name="P5">fBodyAccJerk-bandsEnergy()-41,48</text:p>
        </text:list-item>
        <text:list-item>
          <text:p text:style-name="P5">fBodyAccJerk-bandsEnergy()-49,56</text:p>
        </text:list-item>
        <text:list-item>
          <text:p text:style-name="P5">fBodyAccJerk-bandsEnergy()-57,64</text:p>
        </text:list-item>
        <text:list-item>
          <text:p text:style-name="P5">fBodyAccJerk-bandsEnergy()-1,16</text:p>
        </text:list-item>
        <text:list-item>
          <text:p text:style-name="P5">fBodyAccJerk-bandsEnergy()-17,32</text:p>
        </text:list-item>
        <text:list-item>
          <text:p text:style-name="P5">fBodyAccJerk-bandsEnergy()-33,48</text:p>
        </text:list-item>
        <text:list-item>
          <text:p text:style-name="P5">fBodyAccJerk-bandsEnergy()-49,64</text:p>
        </text:list-item>
        <text:list-item>
          <text:p text:style-name="P5">fBodyAccJerk-bandsEnergy()-1,24</text:p>
        </text:list-item>
        <text:list-item>
          <text:p text:style-name="P5">fBodyAccJerk-bandsEnergy()-25,48</text:p>
        </text:list-item>
        <text:list-item>
          <text:p text:style-name="P5">fBodyAccJerk-bandsEnergy()-1,8</text:p>
        </text:list-item>
        <text:list-item>
          <text:p text:style-name="P5">fBodyAccJerk-bandsEnergy()-9,16</text:p>
        </text:list-item>
        <text:list-item>
          <text:p text:style-name="P5">fBodyAccJerk-bandsEnergy()-17,24</text:p>
        </text:list-item>
        <text:list-item>
          <text:p text:style-name="P5">fBodyAccJerk-bandsEnergy()-25,32</text:p>
        </text:list-item>
        <text:list-item>
          <text:p text:style-name="P5">fBodyAccJerk-bandsEnergy()-33,40</text:p>
        </text:list-item>
        <text:list-item>
          <text:p text:style-name="P5">fBodyAccJerk-bandsEnergy()-41,48</text:p>
        </text:list-item>
        <text:list-item>
          <text:p text:style-name="P5">fBodyAccJerk-bandsEnergy()-49,56</text:p>
        </text:list-item>
        <text:list-item>
          <text:p text:style-name="P5">fBodyAccJerk-bandsEnergy()-57,64</text:p>
        </text:list-item>
        <text:list-item>
          <text:p text:style-name="P5">fBodyAccJerk-bandsEnergy()-1,16</text:p>
        </text:list-item>
        <text:list-item>
          <text:p text:style-name="P5">fBodyAccJerk-bandsEnergy()-17,32</text:p>
        </text:list-item>
        <text:list-item>
          <text:p text:style-name="P5">fBodyAccJerk-bandsEnergy()-33,48</text:p>
        </text:list-item>
        <text:list-item>
          <text:p text:style-name="P5">fBodyAccJerk-bandsEnergy()-49,64</text:p>
        </text:list-item>
        <text:list-item>
          <text:p text:style-name="P5">fBodyAccJerk-bandsEnergy()-1,24</text:p>
        </text:list-item>
        <text:list-item>
          <text:p text:style-name="P5">fBodyAccJerk-bandsEnergy()-25,48</text:p>
        </text:list-item>
        <text:list-item>
          <text:p text:style-name="P5">fBodyAccJerk-bandsEnergy()-1,8</text:p>
        </text:list-item>
        <text:list-item>
          <text:p text:style-name="P5"><text:soft-page-break/>fBodyAccJerk-bandsEnergy()-9,16</text:p>
        </text:list-item>
        <text:list-item>
          <text:p text:style-name="P5">fBodyAccJerk-bandsEnergy()-17,24</text:p>
        </text:list-item>
        <text:list-item>
          <text:p text:style-name="P5">fBodyAccJerk-bandsEnergy()-25,32</text:p>
        </text:list-item>
        <text:list-item>
          <text:p text:style-name="P5">fBodyAccJerk-bandsEnergy()-33,40</text:p>
        </text:list-item>
        <text:list-item>
          <text:p text:style-name="P5">fBodyAccJerk-bandsEnergy()-41,48</text:p>
        </text:list-item>
        <text:list-item>
          <text:p text:style-name="P5">fBodyAccJerk-bandsEnergy()-49,56</text:p>
        </text:list-item>
        <text:list-item>
          <text:p text:style-name="P5">fBodyAccJerk-bandsEnergy()-57,64</text:p>
        </text:list-item>
        <text:list-item>
          <text:p text:style-name="P5">fBodyAccJerk-bandsEnergy()-1,16</text:p>
        </text:list-item>
        <text:list-item>
          <text:p text:style-name="P5">fBodyAccJerk-bandsEnergy()-17,32</text:p>
        </text:list-item>
        <text:list-item>
          <text:p text:style-name="P5">fBodyAccJerk-bandsEnergy()-33,48</text:p>
        </text:list-item>
        <text:list-item>
          <text:p text:style-name="P5">fBodyAccJerk-bandsEnergy()-49,64</text:p>
        </text:list-item>
        <text:list-item>
          <text:p text:style-name="P5">fBodyAccJerk-bandsEnergy()-1,24</text:p>
        </text:list-item>
        <text:list-item>
          <text:p text:style-name="P5">fBodyAccJerk-bandsEnergy()-25,48</text:p>
        </text:list-item>
        <text:list-item>
          <text:p text:style-name="P5">fBodyGyro-mean()-X</text:p>
        </text:list-item>
        <text:list-item>
          <text:p text:style-name="P5">fBodyGyro-mean()-Y</text:p>
        </text:list-item>
        <text:list-item>
          <text:p text:style-name="P5">fBodyGyro-mean()-Z</text:p>
        </text:list-item>
        <text:list-item>
          <text:p text:style-name="P5">fBodyGyro-std()-X</text:p>
        </text:list-item>
        <text:list-item>
          <text:p text:style-name="P5">fBodyGyro-std()-Y</text:p>
        </text:list-item>
        <text:list-item>
          <text:p text:style-name="P5">fBodyGyro-std()-Z</text:p>
        </text:list-item>
        <text:list-item>
          <text:p text:style-name="P5">fBodyGyro-mad()-X</text:p>
        </text:list-item>
        <text:list-item>
          <text:p text:style-name="P5">fBodyGyro-mad()-Y</text:p>
        </text:list-item>
        <text:list-item>
          <text:p text:style-name="P5">fBodyGyro-mad()-Z</text:p>
        </text:list-item>
        <text:list-item>
          <text:p text:style-name="P5">fBodyGyro-max()-X</text:p>
        </text:list-item>
        <text:list-item>
          <text:p text:style-name="P5">fBodyGyro-max()-Y</text:p>
        </text:list-item>
        <text:list-item>
          <text:p text:style-name="P5">fBodyGyro-max()-Z</text:p>
        </text:list-item>
        <text:list-item>
          <text:p text:style-name="P5">fBodyGyro-min()-X</text:p>
        </text:list-item>
        <text:list-item>
          <text:p text:style-name="P5">fBodyGyro-min()-Y</text:p>
        </text:list-item>
        <text:list-item>
          <text:p text:style-name="P5">fBodyGyro-min()-Z</text:p>
        </text:list-item>
        <text:list-item>
          <text:p text:style-name="P5">fBodyGyro-sma()</text:p>
        </text:list-item>
        <text:list-item>
          <text:p text:style-name="P5">fBodyGyro-energy()-X</text:p>
        </text:list-item>
        <text:list-item>
          <text:p text:style-name="P5">fBodyGyro-energy()-Y</text:p>
        </text:list-item>
        <text:list-item>
          <text:p text:style-name="P5">fBodyGyro-energy()-Z</text:p>
        </text:list-item>
        <text:list-item>
          <text:p text:style-name="P5">fBodyGyro-iqr()-X</text:p>
        </text:list-item>
        <text:list-item>
          <text:p text:style-name="P5">fBodyGyro-iqr()-Y</text:p>
        </text:list-item>
        <text:list-item>
          <text:p text:style-name="P5">fBodyGyro-iqr()-Z</text:p>
        </text:list-item>
        <text:list-item>
          <text:p text:style-name="P5">fBodyGyro-entropy()-X</text:p>
        </text:list-item>
        <text:list-item>
          <text:p text:style-name="P5">fBodyGyro-entropy()-Y</text:p>
        </text:list-item>
        <text:list-item>
          <text:p text:style-name="P5">fBodyGyro-entropy()-Z</text:p>
        </text:list-item>
        <text:list-item>
          <text:p text:style-name="P5">fBodyGyro-maxInds-X</text:p>
        </text:list-item>
        <text:list-item>
          <text:p text:style-name="P5">fBodyGyro-maxInds-Y</text:p>
        </text:list-item>
        <text:list-item>
          <text:p text:style-name="P5">fBodyGyro-maxInds-Z</text:p>
        </text:list-item>
        <text:list-item>
          <text:p text:style-name="P5"><text:soft-page-break/>fBodyGyro-meanFreq()-X</text:p>
        </text:list-item>
        <text:list-item>
          <text:p text:style-name="P5">fBodyGyro-meanFreq()-Y</text:p>
        </text:list-item>
        <text:list-item>
          <text:p text:style-name="P5">fBodyGyro-meanFreq()-Z</text:p>
        </text:list-item>
        <text:list-item>
          <text:p text:style-name="P5">fBodyGyro-skewness()-X</text:p>
        </text:list-item>
        <text:list-item>
          <text:p text:style-name="P5">fBodyGyro-kurtosis()-X</text:p>
        </text:list-item>
        <text:list-item>
          <text:p text:style-name="P5">fBodyGyro-skewness()-Y</text:p>
        </text:list-item>
        <text:list-item>
          <text:p text:style-name="P5">fBodyGyro-kurtosis()-Y</text:p>
        </text:list-item>
        <text:list-item>
          <text:p text:style-name="P5">fBodyGyro-skewness()-Z</text:p>
        </text:list-item>
        <text:list-item>
          <text:p text:style-name="P5">fBodyGyro-kurtosis()-Z</text:p>
        </text:list-item>
        <text:list-item>
          <text:p text:style-name="P5">fBodyGyro-bandsEnergy()-1,8</text:p>
        </text:list-item>
        <text:list-item>
          <text:p text:style-name="P5">fBodyGyro-bandsEnergy()-9,16</text:p>
        </text:list-item>
        <text:list-item>
          <text:p text:style-name="P5">fBodyGyro-bandsEnergy()-17,24</text:p>
        </text:list-item>
        <text:list-item>
          <text:p text:style-name="P5">fBodyGyro-bandsEnergy()-25,32</text:p>
        </text:list-item>
        <text:list-item>
          <text:p text:style-name="P5">fBodyGyro-bandsEnergy()-33,40</text:p>
        </text:list-item>
        <text:list-item>
          <text:p text:style-name="P5">fBodyGyro-bandsEnergy()-41,48</text:p>
        </text:list-item>
        <text:list-item>
          <text:p text:style-name="P5">fBodyGyro-bandsEnergy()-49,56</text:p>
        </text:list-item>
        <text:list-item>
          <text:p text:style-name="P5">fBodyGyro-bandsEnergy()-57,64</text:p>
        </text:list-item>
        <text:list-item>
          <text:p text:style-name="P5">fBodyGyro-bandsEnergy()-1,16</text:p>
        </text:list-item>
        <text:list-item>
          <text:p text:style-name="P5">fBodyGyro-bandsEnergy()-17,32</text:p>
        </text:list-item>
        <text:list-item>
          <text:p text:style-name="P5">fBodyGyro-bandsEnergy()-33,48</text:p>
        </text:list-item>
        <text:list-item>
          <text:p text:style-name="P5">fBodyGyro-bandsEnergy()-49,64</text:p>
        </text:list-item>
        <text:list-item>
          <text:p text:style-name="P5">fBodyGyro-bandsEnergy()-1,24</text:p>
        </text:list-item>
        <text:list-item>
          <text:p text:style-name="P5">fBodyGyro-bandsEnergy()-25,48</text:p>
        </text:list-item>
        <text:list-item>
          <text:p text:style-name="P5">fBodyGyro-bandsEnergy()-1,8</text:p>
        </text:list-item>
        <text:list-item>
          <text:p text:style-name="P5">fBodyGyro-bandsEnergy()-9,16</text:p>
        </text:list-item>
        <text:list-item>
          <text:p text:style-name="P5">fBodyGyro-bandsEnergy()-17,24</text:p>
        </text:list-item>
        <text:list-item>
          <text:p text:style-name="P5">fBodyGyro-bandsEnergy()-25,32</text:p>
        </text:list-item>
        <text:list-item>
          <text:p text:style-name="P5">fBodyGyro-bandsEnergy()-33,40</text:p>
        </text:list-item>
        <text:list-item>
          <text:p text:style-name="P5">fBodyGyro-bandsEnergy()-41,48</text:p>
        </text:list-item>
        <text:list-item>
          <text:p text:style-name="P5">fBodyGyro-bandsEnergy()-49,56</text:p>
        </text:list-item>
        <text:list-item>
          <text:p text:style-name="P5">fBodyGyro-bandsEnergy()-57,64</text:p>
        </text:list-item>
        <text:list-item>
          <text:p text:style-name="P5">fBodyGyro-bandsEnergy()-1,16</text:p>
        </text:list-item>
        <text:list-item>
          <text:p text:style-name="P5">fBodyGyro-bandsEnergy()-17,32</text:p>
        </text:list-item>
        <text:list-item>
          <text:p text:style-name="P5">fBodyGyro-bandsEnergy()-33,48</text:p>
        </text:list-item>
        <text:list-item>
          <text:p text:style-name="P5">fBodyGyro-bandsEnergy()-49,64</text:p>
        </text:list-item>
        <text:list-item>
          <text:p text:style-name="P5">fBodyGyro-bandsEnergy()-1,24</text:p>
        </text:list-item>
        <text:list-item>
          <text:p text:style-name="P5">fBodyGyro-bandsEnergy()-25,48</text:p>
        </text:list-item>
        <text:list-item>
          <text:p text:style-name="P5">fBodyGyro-bandsEnergy()-1,8</text:p>
        </text:list-item>
        <text:list-item>
          <text:p text:style-name="P5">fBodyGyro-bandsEnergy()-9,16</text:p>
        </text:list-item>
        <text:list-item>
          <text:p text:style-name="P5">fBodyGyro-bandsEnergy()-17,24</text:p>
        </text:list-item>
        <text:list-item>
          <text:p text:style-name="P5">fBodyGyro-bandsEnergy()-25,32</text:p>
        </text:list-item>
        <text:list-item>
          <text:p text:style-name="P5"><text:soft-page-break/>fBodyGyro-bandsEnergy()-33,40</text:p>
        </text:list-item>
        <text:list-item>
          <text:p text:style-name="P5">fBodyGyro-bandsEnergy()-41,48</text:p>
        </text:list-item>
        <text:list-item>
          <text:p text:style-name="P5">fBodyGyro-bandsEnergy()-49,56</text:p>
        </text:list-item>
        <text:list-item>
          <text:p text:style-name="P5">fBodyGyro-bandsEnergy()-57,64</text:p>
        </text:list-item>
        <text:list-item>
          <text:p text:style-name="P5">fBodyGyro-bandsEnergy()-1,16</text:p>
        </text:list-item>
        <text:list-item>
          <text:p text:style-name="P5">fBodyGyro-bandsEnergy()-17,32</text:p>
        </text:list-item>
        <text:list-item>
          <text:p text:style-name="P5">fBodyGyro-bandsEnergy()-33,48</text:p>
        </text:list-item>
        <text:list-item>
          <text:p text:style-name="P5">fBodyGyro-bandsEnergy()-49,64</text:p>
        </text:list-item>
        <text:list-item>
          <text:p text:style-name="P5">fBodyGyro-bandsEnergy()-1,24</text:p>
        </text:list-item>
        <text:list-item>
          <text:p text:style-name="P5">fBodyGyro-bandsEnergy()-25,48</text:p>
        </text:list-item>
        <text:list-item>
          <text:p text:style-name="P5">fBodyAccMag-mean()</text:p>
        </text:list-item>
        <text:list-item>
          <text:p text:style-name="P5">fBodyAccMag-std()</text:p>
        </text:list-item>
        <text:list-item>
          <text:p text:style-name="P5">fBodyAccMag-mad()</text:p>
        </text:list-item>
        <text:list-item>
          <text:p text:style-name="P5">fBodyAccMag-max()</text:p>
        </text:list-item>
        <text:list-item>
          <text:p text:style-name="P5">fBodyAccMag-min()</text:p>
        </text:list-item>
        <text:list-item>
          <text:p text:style-name="P5">fBodyAccMag-sma()</text:p>
        </text:list-item>
        <text:list-item>
          <text:p text:style-name="P5">fBodyAccMag-energy()</text:p>
        </text:list-item>
        <text:list-item>
          <text:p text:style-name="P5">fBodyAccMag-iqr()</text:p>
        </text:list-item>
        <text:list-item>
          <text:p text:style-name="P5">fBodyAccMag-entropy()</text:p>
        </text:list-item>
        <text:list-item>
          <text:p text:style-name="P5">fBodyAccMag-maxInds</text:p>
        </text:list-item>
        <text:list-item>
          <text:p text:style-name="P5">fBodyAccMag-meanFreq()</text:p>
        </text:list-item>
        <text:list-item>
          <text:p text:style-name="P5">fBodyAccMag-skewness()</text:p>
        </text:list-item>
        <text:list-item>
          <text:p text:style-name="P5">fBodyAccMag-kurtosis()</text:p>
        </text:list-item>
        <text:list-item>
          <text:p text:style-name="P5">fBodyBodyAccJerkMag-mean()</text:p>
        </text:list-item>
        <text:list-item>
          <text:p text:style-name="P5">fBodyBodyAccJerkMag-std()</text:p>
        </text:list-item>
        <text:list-item>
          <text:p text:style-name="P5">fBodyBodyAccJerkMag-mad()</text:p>
        </text:list-item>
        <text:list-item>
          <text:p text:style-name="P5">fBodyBodyAccJerkMag-max()</text:p>
        </text:list-item>
        <text:list-item>
          <text:p text:style-name="P5">fBodyBodyAccJerkMag-min()</text:p>
        </text:list-item>
        <text:list-item>
          <text:p text:style-name="P5">fBodyBodyAccJerkMag-sma()</text:p>
        </text:list-item>
        <text:list-item>
          <text:p text:style-name="P5">fBodyBodyAccJerkMag-energy()</text:p>
        </text:list-item>
        <text:list-item>
          <text:p text:style-name="P5">fBodyBodyAccJerkMag-iqr()</text:p>
        </text:list-item>
        <text:list-item>
          <text:p text:style-name="P5">fBodyBodyAccJerkMag-entropy()</text:p>
        </text:list-item>
        <text:list-item>
          <text:p text:style-name="P5">fBodyBodyAccJerkMag-maxInds</text:p>
        </text:list-item>
        <text:list-item>
          <text:p text:style-name="P5">fBodyBodyAccJerkMag-meanFreq()</text:p>
        </text:list-item>
        <text:list-item>
          <text:p text:style-name="P5">fBodyBodyAccJerkMag-skewness()</text:p>
        </text:list-item>
        <text:list-item>
          <text:p text:style-name="P5">fBodyBodyAccJerkMag-kurtosis()</text:p>
        </text:list-item>
        <text:list-item>
          <text:p text:style-name="P5">fBodyBodyGyroMag-mean()</text:p>
        </text:list-item>
        <text:list-item>
          <text:p text:style-name="P5">fBodyBodyGyroMag-std()</text:p>
        </text:list-item>
        <text:list-item>
          <text:p text:style-name="P5">fBodyBodyGyroMag-mad()</text:p>
        </text:list-item>
        <text:list-item>
          <text:p text:style-name="P5">fBodyBodyGyroMag-max()</text:p>
        </text:list-item>
        <text:list-item>
          <text:p text:style-name="P5">fBodyBodyGyroMag-min()</text:p>
        </text:list-item>
        <text:list-item>
          <text:p text:style-name="P5"><text:soft-page-break/>fBodyBodyGyroMag-sma()</text:p>
        </text:list-item>
        <text:list-item>
          <text:p text:style-name="P5">fBodyBodyGyroMag-energy()</text:p>
        </text:list-item>
        <text:list-item>
          <text:p text:style-name="P5">fBodyBodyGyroMag-iqr()</text:p>
        </text:list-item>
        <text:list-item>
          <text:p text:style-name="P5">fBodyBodyGyroMag-entropy()</text:p>
        </text:list-item>
        <text:list-item>
          <text:p text:style-name="P5">fBodyBodyGyroMag-maxInds</text:p>
        </text:list-item>
        <text:list-item>
          <text:p text:style-name="P5">fBodyBodyGyroMag-meanFreq()</text:p>
        </text:list-item>
        <text:list-item>
          <text:p text:style-name="P5">fBodyBodyGyroMag-skewness()</text:p>
        </text:list-item>
        <text:list-item>
          <text:p text:style-name="P5">fBodyBodyGyroMag-kurtosis()</text:p>
        </text:list-item>
        <text:list-item>
          <text:p text:style-name="P5">fBodyBodyGyroJerkMag-mean()</text:p>
        </text:list-item>
        <text:list-item>
          <text:p text:style-name="P5">fBodyBodyGyroJerkMag-std()</text:p>
        </text:list-item>
        <text:list-item>
          <text:p text:style-name="P5">fBodyBodyGyroJerkMag-mad()</text:p>
        </text:list-item>
        <text:list-item>
          <text:p text:style-name="P5">fBodyBodyGyroJerkMag-max()</text:p>
        </text:list-item>
        <text:list-item>
          <text:p text:style-name="P5">fBodyBodyGyroJerkMag-min()</text:p>
        </text:list-item>
        <text:list-item>
          <text:p text:style-name="P5">fBodyBodyGyroJerkMag-sma()</text:p>
        </text:list-item>
        <text:list-item>
          <text:p text:style-name="P5">fBodyBodyGyroJerkMag-energy()</text:p>
        </text:list-item>
        <text:list-item>
          <text:p text:style-name="P5">fBodyBodyGyroJerkMag-iqr()</text:p>
        </text:list-item>
        <text:list-item>
          <text:p text:style-name="P5">fBodyBodyGyroJerkMag-entropy()</text:p>
        </text:list-item>
        <text:list-item>
          <text:p text:style-name="P5">fBodyBodyGyroJerkMag-maxInds</text:p>
        </text:list-item>
        <text:list-item>
          <text:p text:style-name="P5">fBodyBodyGyroJerkMag-meanFreq()</text:p>
        </text:list-item>
        <text:list-item>
          <text:p text:style-name="P5">fBodyBodyGyroJerkMag-skewness()</text:p>
        </text:list-item>
        <text:list-item>
          <text:p text:style-name="P5">fBodyBodyGyroJerkMag-kurtosis()</text:p>
        </text:list-item>
        <text:list-item>
          <text:p text:style-name="P5">angle(tBodyAccMean,gravity)</text:p>
        </text:list-item>
        <text:list-item>
          <text:p text:style-name="P5">angle(tBodyAccJerkMean),gravityMean)</text:p>
        </text:list-item>
        <text:list-item>
          <text:p text:style-name="P5">angle(tBodyGyroMean,gravityMean)</text:p>
        </text:list-item>
        <text:list-item>
          <text:p text:style-name="P5">angle(tBodyGyroJerkMean,gravityMean)</text:p>
        </text:list-item>
        <text:list-item>
          <text:p text:style-name="P5">angle(X,gravityMean)</text:p>
        </text:list-item>
        <text:list-item>
          <text:p text:style-name="P5">angle(Y,gravityMean)</text:p>
        </text:list-item>
        <text:list-item>
          <text:p text:style-name="P5">angle(Z,gravityMean)</text:p>
        </text:list-item>
        <text:list-item>
          <text:p text:style-name="P5">Activity</text:p>
        </text:list-item>
        <text:list-item>
          <text:p text:style-name="P5">Subje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18cm" fo:margin-bottom="0.318cm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318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mpact" style:family="paragraph" style:parent-style-name="Standard" style:default-outline-level="">
      <style:paragraph-properties fo:margin-top="0.064cm" fo:margin-bottom="0.064cm"/>
    </style:style>
    <style:style style:name="Title" style:family="paragraph" style:parent-style-name="Standard" style:next-style-name="Subtitle" style:default-outline-level="" style:class="chapter">
      <style:paragraph-properties fo:margin-top="0.847cm" fo:margin-bottom="0.423cm" fo:text-align="center" style:justify-single-word="false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423cm" fo:margin-bottom="0.423cm" fo:text-align="center" style:justify-single-word="false" fo:keep-together="always" fo:keep-with-next="always"/>
      <style:text-properties fo:font-size="15pt" fo:font-style="italic" style:font-size-asian="15pt" style:font-style-asian="italic" style:font-size-complex="15pt" style:font-style-complex="italic"/>
    </style:style>
    <style:style style:name="Author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Date" style:family="paragraph" style:default-outline-level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Abstract" style:family="paragraph" style:parent-style-name="Standard" style:default-outline-level="">
      <style:paragraph-properties fo:margin-top="0.529cm" fo:margin-bottom="0.529cm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libri" fo:font-size="12pt" fo:font-weight="bold" style:font-size-asian="12pt" style:font-weight-asian="bold" style:font-name-complex="F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together="always" fo:keep-with-next="always"/>
      <style:text-properties fo:color="#4f81bd" style:font-name="Calibri" fo:font-size="12pt" fo:font-style="italic" style:font-size-asian="12pt" style:font-style-asian="italic" style:font-name-complex="F" style:font-size-complex="12pt" style:font-style-complex="italic"/>
    </style:style>
    <style:style style:name="Block_20_Quote" style:display-name="Block Quote" style:family="paragraph" style:parent-style-name="Standard" style:default-outline-level="">
      <style:paragraph-properties fo:margin-top="0.176cm" fo:margin-bottom="0.176cm"/>
      <style:text-properties style:font-name="Calibri" fo:font-size="10pt" style:font-size-asian="10pt" style:font-name-complex="F" style:font-size-complex="10pt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inition_20_Term" style:display-name="Definition Term" style:family="paragraph" style:parent-style-name="Standard" style:default-outline-level="">
      <style:paragraph-properties fo:margin-top="0.318cm" fo:margin-bottom="0cm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Standard" style:default-outline-level="">
      <style:paragraph-properties fo:margin-top="0cm" fo:margin-bottom="0.212cm"/>
      <style:text-properties fo:font-style="italic" style:font-style-asian="italic"/>
    </style:style>
    <style:style style:name="Image_20_Caption" style:display-name="Image Caption" style:family="paragraph" style:parent-style-name="Standard" style:default-outline-level="">
      <style:paragraph-properties fo:margin-top="0cm" fo:margin-bottom="0.212cm"/>
      <style:text-properties fo:font-style="italic" style:font-style-asian="italic"/>
    </style:style>
    <style:style style:name="Source_20_Code" style:display-name="Source Code" style:family="paragraph" style:parent-style-name="Standard" style:default-outline-level="">
      <style:paragraph-properties fo:background-color="#f8f8f8">
        <style:background-image/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size="11pt" style:font-size-asian="11pt"/>
    </style:style>
    <style:style style:name="Footnote_20_Ref" style:display-name="Footnote Ref" style:family="text" style:parent-style-name="Body_20_Text_20_Char">
      <style:text-properties style:text-position="super 58%"/>
    </style:style>
    <style:style style:name="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204a87" fo:font-weight="bold" style:font-weight-asian="bold"/>
    </style:style>
    <style:style style:name="DataTypeTok" style:family="text" style:parent-style-name="Verbatim_20_Char">
      <style:text-properties fo:color="#204a87"/>
    </style:style>
    <style:style style:name="DecValTok" style:family="text" style:parent-style-name="Verbatim_20_Char">
      <style:text-properties fo:color="#0000cf"/>
    </style:style>
    <style:style style:name="BaseNTok" style:family="text" style:parent-style-name="Verbatim_20_Char">
      <style:text-properties fo:color="#0000cf"/>
    </style:style>
    <style:style style:name="FloatTok" style:family="text" style:parent-style-name="Verbatim_20_Char">
      <style:text-properties fo:color="#0000cf"/>
    </style:style>
    <style:style style:name="CharTok" style:family="text" style:parent-style-name="Verbatim_20_Char">
      <style:text-properties fo:color="#4e9a06"/>
    </style:style>
    <style:style style:name="StringTok" style:family="text" style:parent-style-name="Verbatim_20_Char">
      <style:text-properties fo:color="#4e9a06"/>
    </style:style>
    <style:style style:name="CommentTok" style:family="text" style:parent-style-name="Verbatim_20_Char">
      <style:text-properties fo:color="#8f5902" fo:font-style="italic" style:font-style-asian="italic"/>
    </style:style>
    <style:style style:name="OtherTok" style:family="text" style:parent-style-name="Verbatim_20_Char">
      <style:text-properties fo:color="#8f5902"/>
    </style:style>
    <style:style style:name="AlertTok" style:family="text" style:parent-style-name="Verbatim_20_Char">
      <style:text-properties fo:color="#ef2929" fo:font-weight="bold" style:font-weight-asian="bold"/>
    </style:style>
    <style:style style:name="FunctionTok" style:family="text" style:parent-style-name="Verbatim_20_Char">
      <style:text-properties fo:color="#000000"/>
    </style:style>
    <style:style style:name="RegionMarkerTok" style:family="text" style:parent-style-name="Verbatim_20_Char"/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dy_data_project_code_book</dc:title>
    <meta:initial-creator>Peter Brennan</meta:initial-creator>
    <meta:generator>OpenOffice.org/3.3$Win32 OpenOffice.org_project/330m20$Build-9567</meta:generator>
    <meta:editing-duration>PT6S</meta:editing-duration>
    <meta:document-statistic meta:table-count="0" meta:image-count="0" meta:object-count="0" meta:page-count="16" meta:paragraph-count="617" meta:word-count="1578" meta:character-count="182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